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ce1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string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string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string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string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string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ce4" office:value-type="string">
            <text:p>13/05/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ce4" office:value-type="string">
            <text:p>18/05/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2" office:value-type="string">
            <text:p>Visual Story Mapping de la aplicación René</text:p>
          </table:table-cell>
          <table:table-cell office:value-type="string">
            <text:p>18/05/1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60">
            <text:p>6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Releer y contestar preguntas sobre articulo de integración continua</text:p>
          </table:table-cell>
          <table:table-cell table:style-name="ce4" office:value-type="string">
            <text:p>19/05/13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Sprint semanal de la app René – Modelo, specs y steps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360">
            <text:p>360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/>
          <table:table-cell office:value-type="string">
            <text:p>Demo de René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Story 3 y 4 de René</text:p>
          </table:table-cell>
          <table:table-cell table:style-name="ce5" office:value-type="date" office:date-value="2013-06-06">
            <text:p>06/06/13</text:p>
          </table:table-cell>
          <table:table-cell office:value-type="float" office:value="360">
            <text:p>36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string">
            <text:p>Story 5 de René</text:p>
          </table:table-cell>
          <table:table-cell table:style-name="ce5" office:value-type="date" office:date-value="2013-08-06">
            <text:p>08/06/13</text:p>
          </table:table-cell>
          <table:table-cell office:value-type="float" office:value="360">
            <text:p>36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Story 6,7 y 8 de René</text:p>
          </table:table-cell>
          <table:table-cell table:style-name="ce4" office:value-type="string">
            <text:p>16/06/13</text:p>
          </table:table-cell>
          <table:table-cell office:value-type="float" office:value="420">
            <text:p>420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Leer Construyendo con calidad dia tras dia</text:p>
          </table:table-cell>
          <table:table-cell table:style-name="ce4" office:value-type="string">
            <text:p>16/06/13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Leer articulo sobre code review</text:p>
          </table:table-cell>
          <table:table-cell table:style-name="ce4" office:value-type="string">
            <text:p>21/06/13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string">
            <text:p>Trabajar en las stories de MoneyCalendar</text:p>
          </table:table-cell>
          <table:table-cell table:style-name="ce4" office:value-type="string">
            <text:p>21/06/13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/>
          <table:table-cell office:value-type="string">
            <text:p>Redactar features de iteracion #4</text:p>
          </table:table-cell>
          <table:table-cell table:style-name="ce4" office:value-type="string">
            <text:p>21/06/1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0/00/0000</text:date>, <text:time style:data-style-name="N2" text:time-value="0000-00-00T15:49:3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6-21T15:58:18</dc:date>
    <dc:creator>Facundo </dc:creator>
    <meta:editing-duration>PT16H53M30S</meta:editing-duration>
    <meta:editing-cycles>37</meta:editing-cycles>
    <meta:generator>LibreOffice/3.6$Linux_x86 LibreOffice_project/360m1$Build-2</meta:generator>
    <meta:document-statistic meta:table-count="1" meta:cell-count="101" meta:object-count="0"/>
  </office:meta>
</office:document-meta>
</file>